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aecf00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svg:stroke-width="0.051cm" draw:marker-start-width="0.276cm" draw:marker-end-width="0.276cm" draw:fill="solid" draw:fill-color="#ff9966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width="0.051cm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1cm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2.988cm" draw:shadow="hidden"/>
    </style:style>
    <style:style style:name="gr6" style:family="graphic" style:parent-style-name="standard">
      <style:graphic-properties svg:stroke-width="0.051cm" draw:marker-start-width="0.276cm" draw:marker-end-width="0.276cm" draw:fill="solid" draw:fill-color="#e6e6e6" draw:textarea-vertical-align="middle" fo:padding-top="0.15cm" fo:padding-bottom="0.15cm" fo:padding-left="0.275cm" fo:padding-right="0.275cm" draw:shadow="hidden"/>
    </style:style>
    <style:style style:name="gr7" style:family="graphic" style:parent-style-name="objectwithoutfill">
      <style:graphic-properties draw:fill="none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2.289cm" draw:shadow="hidden"/>
    </style:style>
    <style:style style:name="gr9" style:family="graphic" style:parent-style-name="objectwithoutfill">
      <style:graphic-properties svg:stroke-color="#3465af" draw:fill="none" draw:fill-color="#cc6633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2.074cm" draw:shadow="hidden"/>
    </style:style>
    <style:style style:name="gr11" style:family="graphic" style:parent-style-name="standard">
      <style:graphic-properties svg:stroke-width="0.051cm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3cm" fo:min-width="1.185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2cm" fo:min-width="1.008cm" draw:shadow="hidden"/>
    </style:style>
    <style:style style:name="gr14" style:family="graphic" style:parent-style-name="standard">
      <style:graphic-properties svg:stroke-width="0.051cm" draw:marker-start-width="0.276cm" draw:marker-end-width="0.276cm" draw:fill="solid" draw:fill-color="#ffd320" draw:fill-image-width="0cm" draw:fill-image-height="0cm" draw:textarea-vertical-align="middle" fo:padding-top="0.15cm" fo:padding-bottom="0.15cm" fo:padding-left="0.275cm" fo:padding-right="0.275cm" draw:shadow="hidden"/>
    </style:style>
    <style:style style:name="gr15" style:family="graphic" style:parent-style-name="objectwithoutfill">
      <style:graphic-properties svg:stroke-color="#3465af" draw:fill="none" draw:fill-color="#ffd320" draw:fill-image-width="0cm" draw:fill-image-height="0cm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17" style:family="graphic" style:parent-style-name="standard">
      <style:graphic-properties svg:stroke-color="#000000" draw:fill="solid" draw:fill-color="#000000" draw:fill-image-width="0cm" draw:fill-image-height="0cm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2.289cm" draw:shadow="hidden"/>
    </style:style>
    <style:style style:name="gr19" style:family="graphic" style:parent-style-name="objectwithoutfill">
      <style:graphic-properties svg:stroke-color="#3465af" draw:fill="none" draw:textarea-vertical-align="middle" draw:shadow="hidden"/>
    </style:style>
    <style:style style:name="gr20" style:family="graphic" style:parent-style-name="objectwithoutfill">
      <style:graphic-properties svg:stroke-width="0.051cm" svg:stroke-color="#3465af" draw:marker-start-width="0.279cm" draw:marker-end-width="0.279cm" draw:fill="none" draw:textarea-vertical-align="middle" fo:padding-top="0.125cm" fo:padding-bottom="0.125cm" fo:padding-left="0.25cm" fo:padding-right="0.25cm" draw:shadow="hidden"/>
    </style:style>
    <style:style style:name="gr21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82cm" svg:height="0.947cm" svg:x="1.187cm" svg:y="1.14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1.982cm" svg:height="0.944cm" svg:x="5.885cm" svg:y="1.143cm"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0.141cm" svg:height="2.124cm" svg:x="5.906cm" svg:y="4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589cm" svg:height="0.947cm" svg:x="1.34cm" svg:y="4.285cm">
          <text:p text:style-name="P1"><text:span text:style-name="T1">Intel 82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0.142cm" svg:height="2.124cm" svg:x="6.33cm" svg:y="4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0.141cm" svg:height="2.124cm" svg:x="6.756cm" svg:y="4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0.141cm" svg:height="2.124cm" svg:x="7.18cm" svg:y="4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" draw:id="id9" draw:layer="layout" svg:width="0.141cm" svg:height="2.125cm" svg:x="7.569cm" svg:y="4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025cm" svg:height="1.047cm" svg:x="7.788cm" svg:y="4.887cm">
          <draw:text-box>
            <text:p><text:span text:style-name="T1">Expansion slots</text:span></text:p>
            <text:p><text:span text:style-name="T1">(ISA)</text:span></text:p>
          </draw:text-box>
        </draw:frame>
        <draw:connector draw:style-name="gr6" draw:text-style-name="P1" draw:layer="layout" svg:x1="2.178cm" svg:y1="2.09cm" svg:x2="3.923cm" svg:y2="3.217cm" draw:start-shape="id1" draw:start-glue-point="2" draw:end-shape="id2" draw:end-glue-point="5" svg:d="m2178 2090v1653h1745v-526" svg:viewBox="0 0 1746 1654">
          <text:p/>
        </draw:connector>
        <draw:polyline draw:style-name="gr7" draw:text-style-name="P1" xml:id="id2" draw:id="id2" draw:layer="layout" svg:width="8.708cm" svg:height="0cm" svg:x="1.232cm" svg:y="3.217cm" svg:viewBox="0 0 8709 0" draw:points="0,0 2124,0 6090,0 8709,0">
          <draw:glue-point draw:id="4" svg:x="-3.373cm" svg:y="0cm"/>
          <draw:glue-point draw:id="5" svg:x="-1.91cm" svg:y="10cm"/>
          <draw:glue-point draw:id="6" svg:x="0.447cm" svg:y="-10cm"/>
          <draw:glue-point draw:id="7" svg:x="2.561cm" svg:y="0cm"/>
          <draw:glue-point draw:id="8" svg:x="3.536cm" svg:y="0cm"/>
          <draw:glue-point draw:id="9" svg:x="-0.365cm" svg:y="0cm"/>
          <draw:glue-point draw:id="10" svg:x="0.935cm" svg:y="-10cm"/>
          <draw:glue-point draw:id="11" svg:x="1.423cm" svg:y="0cm"/>
          <draw:glue-point draw:id="12" svg:x="1.91cm" svg:y="-10cm"/>
          <draw:glue-point draw:id="13" svg:x="3.605cm" svg:y="0cm" draw:align="center"/>
          <text:p/>
        </draw:polyline>
        <draw:connector draw:style-name="gr6" draw:text-style-name="P1" draw:layer="layout" svg:x1="6.876cm" svg:y1="2.087cm" svg:x2="5.269cm" svg:y2="3.217cm" draw:start-shape="id3" draw:start-glue-point="2" draw:end-shape="id2" draw:end-glue-point="9" svg:d="m6876 2087v1656h-1607v-526" svg:viewBox="0 0 1608 1657">
          <text:p/>
        </draw:connector>
        <draw:connector draw:style-name="gr6" draw:text-style-name="P1" draw:layer="layout" svg:x1="5.976cm" svg:y1="4.291cm" svg:x2="5.975cm" svg:y2="3.217cm" draw:start-shape="id4" draw:start-glue-point="0" draw:end-shape="id2" draw:end-glue-point="6" svg:d="m5976 4291v-537h-1v-537" svg:viewBox="0 0 2 1075">
          <text:p/>
        </draw:connector>
        <draw:connector draw:style-name="gr6" draw:text-style-name="P1" draw:layer="layout" svg:x1="6.401cm" svg:y1="4.291cm" svg:x2="6.4cm" svg:y2="3.217cm" draw:start-shape="id5" draw:start-glue-point="0" draw:end-shape="id2" draw:end-glue-point="10" svg:d="m6401 4291v-537h-1v-537" svg:viewBox="0 0 2 1075">
          <text:p/>
        </draw:connector>
        <draw:connector draw:style-name="gr6" draw:text-style-name="P1" draw:layer="layout" svg:x1="6.826cm" svg:y1="4.285cm" svg:x2="6.825cm" svg:y2="3.217cm" draw:start-shape="id6" draw:start-glue-point="0" draw:end-shape="id2" draw:end-glue-point="11" svg:d="m6826 4285v-534h-1v-534" svg:viewBox="0 0 2 1069">
          <text:p/>
        </draw:connector>
        <draw:connector draw:style-name="gr6" draw:text-style-name="P1" draw:layer="layout" svg:x1="7.25cm" svg:y1="4.291cm" svg:x2="7.249cm" svg:y2="3.217cm" draw:start-shape="id7" draw:start-glue-point="0" draw:end-shape="id2" draw:end-glue-point="12" svg:d="m7250 4291v-537h-1v-537" svg:viewBox="0 0 2 1075">
          <text:p/>
        </draw:connector>
        <draw:frame draw:style-name="gr8" draw:text-style-name="P3" draw:layer="layout" svg:width="2.427cm" svg:height="0.649cm" svg:x="7.812cm" svg:y="2.608cm">
          <draw:text-box>
            <text:p><text:span text:style-name="T1">System bus</text:span></text:p>
          </draw:text-box>
        </draw:frame>
        <draw:connector draw:style-name="gr9" draw:text-style-name="P1" draw:layer="layout" draw:type="line" svg:x1="2.634cm" svg:y1="4.285cm" svg:x2="2.649cm" svg:y2="3.217cm" draw:start-shape="id8" draw:start-glue-point="0" draw:end-shape="id2" draw:end-glue-point="4" svg:d="m2634 4285 15-1068" svg:viewBox="0 0 16 1069">
          <text:p/>
        </draw:connector>
        <draw:connector draw:style-name="gr9" draw:text-style-name="P1" draw:layer="layout" draw:type="line" svg:x1="7.639cm" svg:y1="4.296cm" svg:x2="7.641cm" svg:y2="3.217cm" draw:start-shape="id9" draw:start-glue-point="0" svg:d="m7639 4296 2-1079" svg:viewBox="0 0 3 1080">
          <text:p/>
        </draw:connector>
        <draw:custom-shape draw:style-name="gr1" draw:text-style-name="P2" xml:id="id19" draw:id="id19" draw:layer="layout" svg:width="1.982cm" svg:height="0.946cm" svg:x="11.722cm" svg:y="1.232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1.981cm" svg:height="0.946cm" svg:x="17.434cm" svg:y="1.232cm"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3.191cm" svg:height="0.649cm" svg:x="19.072cm" svg:y="4.923cm">
          <draw:text-box>
            <text:p><text:span text:style-name="T1">Expansion slots</text:span></text:p>
          </draw:text-box>
        </draw:frame>
        <draw:polyline draw:style-name="gr7" draw:text-style-name="P1" xml:id="id15" draw:id="id15" draw:layer="layout" svg:width="4.016cm" svg:height="0cm" svg:x="21.329cm" svg:y="3.211cm" svg:viewBox="0 0 4017 0" draw:points="0,0 980,0 2809,0 4017,0">
          <draw:glue-point draw:id="4" svg:x="-2.024cm" svg:y="-260cm"/>
          <draw:glue-point draw:id="5" svg:x="-3.135cm" svg:y="0cm"/>
          <draw:glue-point draw:id="6" svg:x="-0.913cm" svg:y="0cm"/>
          <draw:glue-point draw:id="7" svg:x="0.197cm" svg:y="0cm"/>
          <draw:glue-point draw:id="8" svg:x="1.308cm" svg:y="0cm"/>
          <draw:glue-point draw:id="9" svg:x="3.605cm" svg:y="0cm" draw:align="center"/>
          <text:p/>
        </draw:polyline>
        <draw:custom-shape draw:style-name="gr11" draw:text-style-name="P2" draw:layer="layout" svg:width="1.982cm" svg:height="0.947cm" svg:x="19.435cm" svg:y="2.73cm">
          <text:p text:style-name="P1"><text:span text:style-name="T1">ISA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2.588cm" svg:height="0.946cm" svg:x="14.261cm" svg:y="1.232cm">
          <text:p text:style-name="P1"><text:span text:style-name="T1">Intel 82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55cm" svg:height="0.649cm" svg:x="14.901cm" svg:y="3.255cm">
          <draw:text-box>
            <text:p><text:span text:style-name="T1">CPU bus</text:span></text:p>
          </draw:text-box>
        </draw:frame>
        <draw:polyline draw:style-name="gr7" draw:text-style-name="P1" xml:id="id11" draw:id="id11" draw:layer="layout" svg:width="7.587cm" svg:height="0cm" svg:x="11.863cm" svg:y="3.211cm" svg:viewBox="0 0 7588 0" draw:points="0,0 1851,0 5305,0 7588,0">
          <draw:glue-point draw:id="4" svg:x="-3.89cm" svg:y="260cm"/>
          <draw:glue-point draw:id="5" svg:x="-0.125cm" svg:y="0cm"/>
          <draw:glue-point draw:id="6" svg:x="3.638cm" svg:y="0cm"/>
          <text:p/>
        </draw:polyline>
        <draw:custom-shape draw:style-name="gr3" draw:text-style-name="P1" xml:id="id12" draw:id="id12" draw:layer="layout" svg:width="0.141cm" svg:height="2.124cm" svg:x="22.031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0.142cm" svg:height="2.124cm" svg:x="22.455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4" draw:id="id14" draw:layer="layout" svg:width="0.141cm" svg:height="2.125cm" svg:x="22.914cm" svg:y="4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6" draw:id="id16" draw:layer="layout" svg:width="0.141cm" svg:height="2.124cm" svg:x="23.338cm" svg:y="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7" draw:id="id17" draw:layer="layout" svg:width="0.141cm" svg:height="2.124cm" svg:x="23.764cm" svg:y="4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915cm" svg:height="0.649cm" svg:x="22.399cm" svg:y="2.623cm">
          <draw:text-box>
            <text:p><text:span text:style-name="T1">ISA bus</text:span></text:p>
          </draw:text-box>
        </draw:frame>
        <draw:connector draw:style-name="gr14" draw:text-style-name="P1" draw:layer="layout" svg:x1="18.424cm" svg:y1="2.178cm" svg:x2="18.417cm" svg:y2="3.211cm" draw:start-shape="id10" draw:start-glue-point="2" draw:end-shape="id11" draw:end-glue-point="6" svg:d="m18424 2178v1559h-7v-526" svg:viewBox="0 0 8 1560">
          <text:p/>
        </draw:connector>
        <draw:connector draw:style-name="gr15" draw:text-style-name="P1" draw:layer="layout" draw:type="line" svg:x1="22.101cm" svg:y1="4.28cm" svg:x2="22.107cm" svg:y2="3.211cm" draw:start-shape="id12" draw:start-glue-point="0" svg:d="m22101 4280 6-1069" svg:viewBox="0 0 7 1070">
          <text:p/>
        </draw:connector>
        <draw:connector draw:style-name="gr15" draw:text-style-name="P1" draw:layer="layout" draw:type="line" svg:x1="22.526cm" svg:y1="4.28cm" svg:x2="22.542cm" svg:y2="3.211cm" draw:start-shape="id13" draw:start-glue-point="0" svg:d="m22526 4280 16-1069" svg:viewBox="0 0 17 1070">
          <text:p/>
        </draw:connector>
        <draw:connector draw:style-name="gr15" draw:text-style-name="P1" draw:layer="layout" draw:type="line" svg:x1="22.984cm" svg:y1="4.274cm" svg:x2="22.971cm" svg:y2="3.211cm" draw:start-shape="id14" draw:start-glue-point="0" draw:end-shape="id15" draw:end-glue-point="6" svg:d="m22984 4274-13-1063" svg:viewBox="0 0 14 1064">
          <text:p/>
        </draw:connector>
        <draw:connector draw:style-name="gr15" draw:text-style-name="P1" draw:layer="layout" draw:type="line" svg:x1="23.408cm" svg:y1="4.28cm" svg:x2="23.416cm" svg:y2="3.211cm" draw:start-shape="id16" draw:start-glue-point="0" draw:end-shape="id15" draw:end-glue-point="7" svg:d="m23408 4280 8-1069" svg:viewBox="0 0 9 1070">
          <text:p/>
        </draw:connector>
        <draw:connector draw:style-name="gr15" draw:text-style-name="P1" draw:layer="layout" draw:type="line" svg:x1="23.834cm" svg:y1="4.286cm" svg:x2="23.841cm" svg:y2="3.211cm" draw:start-shape="id17" draw:start-glue-point="0" svg:d="m23834 4286 7-1075" svg:viewBox="0 0 8 1076">
          <text:p/>
        </draw:connector>
        <draw:connector draw:style-name="gr15" draw:text-style-name="P1" draw:layer="layout" draw:type="line" svg:x1="15.563cm" svg:y1="3.211cm" svg:x2="15.555cm" svg:y2="2.178cm" draw:start-shape="id11" draw:start-glue-point="5" draw:end-shape="id18" draw:end-glue-point="2" svg:d="m15563 3211-8-1033" svg:viewBox="0 0 9 1034">
          <text:p/>
        </draw:connector>
        <draw:connector draw:style-name="gr15" draw:text-style-name="P1" draw:layer="layout" draw:type="line" svg:x1="12.706cm" svg:y1="3.211cm" svg:x2="12.713cm" svg:y2="2.178cm" draw:start-shape="id11" draw:start-glue-point="4" draw:end-shape="id19" draw:end-glue-point="2" svg:d="m12706 3211 7-1033" svg:viewBox="0 0 8 1034">
          <text:p/>
        </draw:connector>
        <draw:frame draw:style-name="gr16" draw:text-style-name="P4" draw:layer="layout" svg:width="6.285cm" svg:height="0.729cm" svg:x="3.194cm" svg:y="7.031cm">
          <draw:text-box>
            <text:p><text:span text:style-name="T2">Single system bus architecture</text:span></text:p>
          </draw:text-box>
        </draw:frame>
        <draw:frame draw:style-name="gr16" draw:text-style-name="P4" draw:layer="layout" svg:width="8.228cm" svg:height="0.729cm" svg:x="14.567cm" svg:y="7.031cm">
          <draw:text-box>
            <text:p><text:span text:style-name="T2">Separated CPU and ISA bus architecture</text:span></text:p>
          </draw:text-box>
        </draw:frame>
        <draw:custom-shape draw:style-name="gr17" draw:text-style-name="P1" draw:layer="layout" svg:width="0.635cm" svg:height="0.408cm" svg:x="10.652cm" svg:y="3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3" draw:layer="layout" svg:width="0.903cm" svg:height="0.649cm" svg:x="10.576cm" svg:y="3.413cm">
          <draw:text-box>
            <text:p><text:span text:style-name="T1">vs</text:span></text:p>
          </draw:text-box>
        </draw:frame>
        <draw:custom-shape draw:style-name="gr4" draw:text-style-name="P6" xml:id="id24" draw:id="id24" draw:layer="layout" svg:width="2.587cm" svg:height="0.94cm" svg:x="3.118cm" svg:y="12.684cm">
          <text:p text:style-name="P5"><text:span text:style-name="T3">PCI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5" draw:id="id25" draw:layer="layout" svg:width="2.587cm" svg:height="0.94cm" svg:x="6.549cm" svg:y="12.684cm">
          <text:p text:style-name="P5"><text:span text:style-name="T3">PCI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6" draw:id="id26" draw:layer="layout" svg:width="2.587cm" svg:height="0.94cm" svg:x="9.982cm" svg:y="12.684cm">
          <text:p text:style-name="P5"><text:span text:style-name="T3">PCI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7" draw:id="id27" draw:layer="layout" svg:width="2.587cm" svg:height="0.94cm" svg:x="13.282cm" svg:y="12.684cm">
          <text:p text:style-name="P5"><text:span text:style-name="T3">PCI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7" draw:text-style-name="P1" xml:id="id21" draw:id="id21" draw:layer="layout" svg:width="16.255cm" svg:height="0cm" svg:x="1.762cm" svg:y="11.549cm" svg:viewBox="0 0 16256 0" draw:points="0,0 3965,0 11367,0 16256,0">
          <draw:glue-point draw:id="4" svg:x="-3.373cm" svg:y="0cm"/>
          <draw:glue-point draw:id="5" svg:x="-1.25cm" svg:y="0cm"/>
          <draw:glue-point draw:id="6" svg:x="2.89cm" svg:y="260cm"/>
          <draw:glue-point draw:id="7" svg:x="-0.365cm" svg:y="0cm"/>
          <draw:glue-point draw:id="8" svg:x="0.859cm" svg:y="0cm"/>
          <text:p/>
        </draw:polyline>
        <draw:frame draw:style-name="gr8" draw:text-style-name="P3" draw:layer="layout" svg:width="2.056cm" svg:height="0.649cm" svg:x="16.579cm" svg:y="10.887cm">
          <draw:text-box>
            <text:p><text:span text:style-name="T1">PCI bus</text:span></text:p>
          </draw:text-box>
        </draw:frame>
        <draw:custom-shape draw:style-name="gr11" draw:text-style-name="P6" xml:id="id20" draw:id="id20" draw:layer="layout" svg:width="3.478cm" svg:height="1.524cm" svg:x="7.553cm" svg:y="8.793cm">
          <text:p text:style-name="P5"><text:span text:style-name="T3">PCI host bridge +</text:span><text:span text:style-name="T3"><text:line-break/></text:span><text:span text:style-name="T3">memory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" draw:id="id22" draw:layer="layout" svg:width="1.982cm" svg:height="0.947cm" svg:x="4.436cm" svg:y="9.082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1.982cm" svg:height="0.947cm" svg:x="12.04cm" svg:y="9.082cm"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type="line" svg:x1="9.292cm" svg:y1="10.317cm" svg:x2="9.297cm" svg:y2="11.549cm" draw:start-shape="id20" draw:start-glue-point="2" draw:end-shape="id21" draw:end-glue-point="7" svg:d="m9292 10317 5 1232" svg:viewBox="0 0 6 1233">
          <text:p/>
        </draw:connector>
        <draw:connector draw:style-name="gr20" draw:text-style-name="P1" draw:layer="layout" draw:type="line" svg:x1="6.418cm" svg:y1="9.555cm" svg:x2="7.553cm" svg:y2="9.555cm" draw:start-shape="id22" draw:start-glue-point="1" svg:d="m6418 9555h1135" svg:viewBox="0 0 1136 1">
          <text:p/>
        </draw:connector>
        <draw:connector draw:style-name="gr20" draw:text-style-name="P1" draw:layer="layout" draw:type="line" svg:x1="12.04cm" svg:y1="9.555cm" svg:x2="11.031cm" svg:y2="9.555cm" draw:start-shape="id23" draw:start-glue-point="3" svg:d="m12040 9555h-1009" svg:viewBox="0 0 1010 1">
          <text:p/>
        </draw:connector>
        <draw:connector draw:style-name="gr20" draw:text-style-name="P1" draw:layer="layout" draw:type="line" svg:x1="4.411cm" svg:y1="12.684cm" svg:x2="4.407cm" svg:y2="11.549cm" draw:start-shape="id24" draw:start-glue-point="0" draw:end-shape="id21" draw:end-glue-point="4" svg:d="m4411 12684-4-1135" svg:viewBox="0 0 5 1136">
          <text:p/>
        </draw:connector>
        <draw:connector draw:style-name="gr19" draw:text-style-name="P1" draw:layer="layout" draw:type="line" svg:x1="7.842cm" svg:y1="12.684cm" svg:x2="7.858cm" svg:y2="11.549cm" draw:start-shape="id25" draw:start-glue-point="0" draw:end-shape="id21" draw:end-glue-point="5" svg:d="m7842 12684 16-1135" svg:viewBox="0 0 17 1136">
          <text:p/>
        </draw:connector>
        <draw:connector draw:style-name="gr20" draw:text-style-name="P1" draw:layer="layout" draw:type="line" svg:x1="11.275cm" svg:y1="12.684cm" svg:x2="11.286cm" svg:y2="11.549cm" draw:start-shape="id26" draw:start-glue-point="0" draw:end-shape="id21" draw:end-glue-point="8" svg:d="m11275 12684 11-1135" svg:viewBox="0 0 12 1136">
          <text:p/>
        </draw:connector>
        <draw:connector draw:style-name="gr20" draw:text-style-name="P1" draw:layer="layout" draw:type="line" svg:x1="14.575cm" svg:y1="12.684cm" svg:x2="14.587cm" svg:y2="11.549cm" draw:start-shape="id27" draw:start-glue-point="0" draw:end-shape="id21" draw:end-glue-point="6" svg:d="m14575 12684 12-1135" svg:viewBox="0 0 13 1136">
          <text:p/>
        </draw:connector>
        <draw:custom-shape draw:style-name="gr1" draw:text-style-name="P2" xml:id="id34" draw:id="id34" draw:layer="layout" svg:width="1.982cm" svg:height="0.947cm" svg:x="13.7cm" svg:y="16.534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5" draw:id="id35" draw:layer="layout" svg:width="1.982cm" svg:height="0.947cm" svg:x="17.417cm" svg:y="14.335cm"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28" draw:id="id28" draw:layer="layout" svg:width="2.589cm" svg:height="1.143cm" svg:x="17.114cm" svg:y="16.436cm">
          <text:p text:style-name="P5"><text:span text:style-name="T3">PCIe</text:span><text:span text:style-name="T3"><text:line-break/></text:span><text:span text:style-name="T3">root comp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0" draw:id="id30" draw:layer="layout" svg:width="2.413cm" svg:height="0.947cm" svg:x="21.374cm" svg:y="16.534cm">
          <text:p text:style-name="P1"><text:span text:style-name="T1">PCI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2" draw:id="id32" draw:layer="layout" svg:width="2.413cm" svg:height="0.947cm" svg:x="25.665cm" svg:y="16.534cm">
          <text:p text:style-name="P1"><text:span text:style-name="T1">PCI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3" draw:id="id33" draw:layer="layout" svg:width="2.921cm" svg:height="0.94cm" svg:x="25.411cm" svg:y="18.701cm">
          <text:p text:style-name="P5"><text:span text:style-name="T3">PCIe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921cm" svg:height="0.94cm" svg:x="25.311cm" svg:y="18.801cm">
          <text:p text:style-name="P5"><text:span text:style-name="T3">PCIe endpo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9" draw:id="id29" draw:layer="layout" svg:width="2.921cm" svg:height="0.94cm" svg:x="16.948cm" svg:y="18.728cm">
          <text:p text:style-name="P5"><text:span text:style-name="T3">PCIe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921cm" svg:height="0.94cm" svg:x="16.848cm" svg:y="18.828cm">
          <text:p text:style-name="P5"><text:span text:style-name="T3">PCIe endpo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svg:x1="18.408cm" svg:y1="17.579cm" svg:x2="18.408cm" svg:y2="18.728cm" draw:start-shape="id28" draw:start-glue-point="2" draw:end-shape="id29" draw:end-glue-point="0" svg:d="m18408 17579v1149" svg:viewBox="0 0 1 1150">
          <text:p/>
        </draw:connector>
        <draw:custom-shape draw:style-name="gr4" draw:text-style-name="P6" xml:id="id31" draw:id="id31" draw:layer="layout" svg:width="2.921cm" svg:height="0.94cm" svg:x="21.12cm" svg:y="18.706cm">
          <text:p text:style-name="P5"><text:span text:style-name="T3">PCIe 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921cm" svg:height="0.94cm" svg:x="21.02cm" svg:y="18.806cm">
          <text:p text:style-name="P5"><text:span text:style-name="T3">PCIe endpo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type="line" svg:x1="22.58cm" svg:y1="17.481cm" svg:x2="22.58cm" svg:y2="18.706cm" draw:start-shape="id30" draw:start-glue-point="2" draw:end-shape="id31" draw:end-glue-point="0" svg:d="m22580 17481v1225" svg:viewBox="0 0 1 1226">
          <text:p/>
        </draw:connector>
        <draw:connector draw:style-name="gr19" draw:text-style-name="P1" draw:layer="layout" draw:type="line" svg:x1="26.871cm" svg:y1="17.481cm" svg:x2="26.871cm" svg:y2="18.701cm" draw:start-shape="id32" draw:start-glue-point="2" draw:end-shape="id33" draw:end-glue-point="0" svg:d="m26871 17481v1220" svg:viewBox="0 0 1 1221">
          <text:p/>
        </draw:connector>
        <draw:connector draw:style-name="gr19" draw:text-style-name="P1" draw:layer="layout" draw:type="line" svg:x1="23.787cm" svg:y1="17.007cm" svg:x2="25.665cm" svg:y2="17.007cm" draw:start-shape="id30" draw:start-glue-point="1" draw:end-shape="id32" draw:end-glue-point="3" svg:d="m23787 17007h1878" svg:viewBox="0 0 1879 1">
          <text:p/>
        </draw:connector>
        <draw:connector draw:style-name="gr19" draw:text-style-name="P1" draw:layer="layout" draw:type="line" svg:x1="19.703cm" svg:y1="17.007cm" svg:x2="21.374cm" svg:y2="17.007cm" draw:start-shape="id28" draw:start-glue-point="1" draw:end-shape="id30" draw:end-glue-point="3" svg:d="m19703 17007h1671" svg:viewBox="0 0 1672 1">
          <text:p/>
        </draw:connector>
        <draw:connector draw:style-name="gr19" draw:text-style-name="P1" draw:layer="layout" draw:type="line" svg:x1="15.682cm" svg:y1="17.007cm" svg:x2="17.049cm" svg:y2="17.002cm" draw:start-shape="id34" draw:start-glue-point="1" svg:d="m15682 17007 1367-5" svg:viewBox="0 0 1368 6">
          <text:p/>
        </draw:connector>
        <draw:connector draw:style-name="gr19" draw:text-style-name="P1" draw:layer="layout" draw:type="line" svg:x1="18.408cm" svg:y1="15.282cm" svg:x2="18.408cm" svg:y2="16.436cm" draw:start-shape="id35" draw:start-glue-point="2" draw:end-shape="id28" draw:end-glue-point="0" svg:d="m18408 15282v1154" svg:viewBox="0 0 1 11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1cm" svg:stroke-color="#000000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eier</meta:initial-creator>
    <meta:creation-date>2014-04-23T11:38:30.187146005</meta:creation-date>
    <dc:date>2014-04-24T10:33:48.922989604</dc:date>
    <dc:creator>David Geier</dc:creator>
    <meta:editing-duration>PT16M36S</meta:editing-duration>
    <meta:editing-cycles>7</meta:editing-cycles>
    <meta:generator>LibreOffice/4.1.3.2$Linux_X86_64 LibreOffice_project/410m0$Build-2</meta:generator>
    <meta:document-statistic meta:object-count="79"/>
  </office:meta>
</office:document-meta>
</file>